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6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4cm"/>
      <style:paragraph-properties style:writing-mode="lr-tb"/>
    </style:style>
    <style:style style:name="gr3" style:family="graphic" style:parent-style-name="objectwithoutfill">
      <style:graphic-properties draw:marker-end="화살촉_20_2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화살촉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화살촉_20_4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cm" fo:min-width="9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3.75cm"/>
      <style:paragraph-properties style:writing-mode="lr-tb"/>
    </style:style>
    <style:style style:name="gr9" style:family="graphic" style:parent-style-name="objectwithoutfill">
      <style:graphic-properties draw:marker-end="화살촉_20_5" draw:marker-end-width="0.3cm" draw:fill="none" draw:textarea-vertical-align="middle"/>
    </style:style>
    <style:style style:name="gr10" style:family="graphic" style:parent-style-name="objectwithoutfill">
      <style:graphic-properties draw:marker-end="화살촉_20_6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화살촉_20_7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6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cm" fo:min-width="7.75cm"/>
      <style:paragraph-properties style:writing-mode="lr-tb"/>
    </style:style>
    <style:style style:name="gr15" style:family="graphic" style:parent-style-name="objectwithoutfill">
      <style:graphic-properties draw:marker-end="화살촉_20_8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17" style:family="graphic" style:parent-style-name="objectwithoutfill">
      <style:graphic-properties draw:marker-end="화살촉_20_10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화살촉_20_11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cm" fo:min-width="4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align="end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4" draw:id="id4" draw:layer="layout" svg:width="7.25cm" svg:height="1.25cm" svg:x="7.275cm" svg:y="2.15cm">
          <text:p text:style-name="P1">언어 자료가 입력됨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9cm" svg:height="2.5cm" svg:x="6.4cm" svg:y="5.15cm">
          <text:p text:style-name="P1">최초로 입력된 자료인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cm" svg:y1="6.4cm" svg:x2="4.125cm" svg:y2="9.9cm" draw:start-shape="id1" draw:start-glue-point="5" draw:end-shape="id2" draw:end-glue-point="0" svg:d="M6400 6400h-2275v3500" svg:viewBox="0 0 2276 3501">
          <text:p text:style-name="P2">예</text:p>
        </draw:connector>
        <draw:connector draw:style-name="gr4" draw:text-style-name="P3" draw:layer="layout" svg:x1="15.4cm" svg:y1="6.4cm" svg:x2="18.875cm" svg:y2="9.55cm" draw:start-shape="id1" draw:start-glue-point="7" draw:end-shape="id3" draw:end-glue-point="0" svg:d="M15400 6400h3475v3150" svg:viewBox="0 0 3476 3151">
          <text:p text:style-name="P2">아니오</text:p>
        </draw:connector>
        <draw:connector draw:style-name="gr5" draw:text-style-name="P4" draw:layer="layout" draw:type="line" svg:x1="10.9cm" svg:y1="3.4cm" svg:x2="10.9cm" svg:y2="5.15cm" draw:start-shape="id4" draw:start-glue-point="2" draw:end-shape="id1" draw:end-glue-point="4" svg:d="M10900 3400v1750" svg:viewBox="0 0 1 1751">
          <text:p/>
        </draw:connector>
        <draw:custom-shape draw:style-name="gr6" draw:text-style-name="P1" xml:id="id2" draw:id="id2" draw:layer="layout" svg:width="3.75cm" svg:height="1.25cm" svg:x="2.25cm" svg:y="9.9cm">
          <text:p text:style-name="P1">저장한다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9.75cm" svg:height="1.95cm" svg:x="14cm" svg:y="9.55cm">
          <text:p text:style-name="P1">자료의 시작점과 끝점을 동일하게 설정함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8.5cm" svg:height="2.5cm" svg:x="14.6cm" svg:y="12.55cm">
          <text:p text:style-name="P2">비교하는 두 자료가 동일한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8.875cm" svg:y1="11.5cm" svg:x2="18.85cm" svg:y2="12.55cm" draw:start-shape="id3" draw:start-glue-point="2" draw:end-shape="id5" draw:end-glue-point="4" svg:d="M18875 11500l-25 1050" svg:viewBox="0 0 26 1051">
          <text:p/>
        </draw:connector>
        <draw:connector draw:style-name="gr10" draw:text-style-name="P4" draw:layer="layout" svg:x1="14.6cm" svg:y1="13.8cm" svg:x2="13.475cm" svg:y2="16.85cm" draw:start-shape="id5" draw:start-glue-point="5" draw:end-shape="id6" draw:end-glue-point="0" svg:d="M14600 13800h-1125v3050" svg:viewBox="0 0 1126 3051">
          <text:p text:style-name="P2">예</text:p>
        </draw:connector>
        <draw:connector draw:style-name="gr11" draw:text-style-name="P4" draw:layer="layout" svg:x1="23.1cm" svg:y1="13.8cm" svg:x2="25.625cm" svg:y2="16.75cm" draw:start-shape="id5" draw:start-glue-point="7" draw:end-shape="id7" draw:end-glue-point="0" svg:d="M23100 13800h2525v2950" svg:viewBox="0 0 2526 2951">
          <text:p text:style-name="P2">아니오</text:p>
        </draw:connector>
        <draw:custom-shape draw:style-name="gr12" draw:text-style-name="P2" xml:id="id6" draw:id="id6" draw:layer="layout" svg:width="6.75cm" svg:height="1.5cm" svg:x="10.1cm" svg:y="16.85cm">
          <text:p text:style-name="P2">자료의 끝 점을 다음 위치로 이동 시킴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808cm" svg:height="1.17cm" svg:x="19.5cm" svg:y="7.45cm">
          <draw:text-box>
            <text:p>언어 자료를 최소 단위로 비교함</text:p>
          </draw:text-box>
        </draw:frame>
        <draw:custom-shape draw:style-name="gr14" draw:text-style-name="P2" xml:id="id7" draw:id="id7" draw:layer="layout" svg:width="8.25cm" svg:height="2.25cm" svg:x="21.5cm" svg:y="16.75cm">
          <text:p text:style-name="P2">자료의 시작점부터 끝점까지의 데이터를 저장함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25.625cm" svg:y1="19cm" svg:x2="25.7cm" svg:y2="21.35cm" draw:start-shape="id7" draw:start-glue-point="2" draw:end-shape="id8" draw:end-glue-point="4" svg:d="M25625 19000l75 2350" svg:viewBox="0 0 76 2351">
          <text:p/>
        </draw:connector>
        <draw:custom-shape draw:style-name="gr16" draw:text-style-name="P2" xml:id="id8" draw:id="id8" draw:layer="layout" svg:width="9.5cm" svg:height="3.5cm" svg:x="20.95cm" svg:y="21.35cm">
          <text:p text:style-name="P2">자료의 끝을 가리키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4" draw:layer="layout" svg:x1="20.95cm" svg:y1="23.1cm" svg:x2="19.125cm" svg:y2="26.3cm" draw:start-shape="id8" draw:start-glue-point="5" draw:end-shape="id9" draw:end-glue-point="0" svg:d="M20950 23100h-1825v3200" svg:viewBox="0 0 1826 3201">
          <text:p text:style-name="P2">예</text:p>
        </draw:connector>
        <draw:connector draw:style-name="gr18" draw:text-style-name="P4" draw:layer="layout" draw:line-skew="3.298cm" svg:x1="30.45cm" svg:y1="23.1cm" svg:x2="23.75cm" svg:y2="10.525cm" draw:start-shape="id8" draw:start-glue-point="7" draw:end-shape="id3" draw:end-glue-point="1" svg:d="M30450 23100h3800v-12575h-10500" svg:viewBox="0 0 10501 12576">
          <text:p text:style-name="P6">아니오</text:p>
        </draw:connector>
        <draw:custom-shape draw:style-name="gr19" draw:text-style-name="P2" xml:id="id9" draw:id="id9" draw:layer="layout" svg:width="4.75cm" svg:height="1.25cm" svg:x="16.75cm" svg:y="26.3cm">
          <text:p text:style-name="P2">종료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0" draw:display-name="화살촉 10" svg:viewBox="0 0 20 20" svg:d="M0 20l10-20 10 20z"/>
    <draw:marker draw:name="화살촉_20_11" draw:display-name="화살촉 11" svg:viewBox="0 0 20 20" svg:d="M0 20l10-20 10 2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6:28:24.445524554</meta:creation-date>
    <meta:generator>LibreOffice/7.2.1.2$Linux_X86_64 LibreOffice_project/87b77fad49947c1441b67c559c339af8f3517e22</meta:generator>
    <dc:date>2021-10-19T08:10:48.150199345</dc:date>
    <meta:editing-duration>PT1H6M46S</meta:editing-duration>
    <meta:editing-cycles>37</meta:editing-cycles>
    <meta:document-statistic meta:object-count="19"/>
  </office:meta>
</office:document-meta>
</file>